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e089d" officeooo:paragraph-rsid="000e089d"/>
    </style:style>
    <style:style style:name="P2" style:family="paragraph" style:parent-style-name="Standard">
      <style:text-properties officeooo:rsid="000fbad2" officeooo:paragraph-rsid="000fbad2"/>
    </style:style>
    <style:style style:name="P3" style:family="paragraph" style:parent-style-name="Standard">
      <style:text-properties officeooo:rsid="0011e1b3" officeooo:paragraph-rsid="000fbad2"/>
    </style:style>
    <style:style style:name="P4" style:family="paragraph" style:parent-style-name="Standard">
      <style:text-properties officeooo:rsid="0014b916" officeooo:paragraph-rsid="0014b916"/>
    </style:style>
    <style:style style:name="P5" style:family="paragraph" style:parent-style-name="Standard">
      <style:text-properties officeooo:rsid="0014e8e3" officeooo:paragraph-rsid="0014e8e3"/>
    </style:style>
    <style:style style:name="P6" style:family="paragraph" style:parent-style-name="Standard">
      <style:text-properties officeooo:rsid="00163f2e" officeooo:paragraph-rsid="00163f2e"/>
    </style:style>
    <style:style style:name="P7" style:family="paragraph" style:parent-style-name="Standard">
      <style:text-properties style:font-name="serif" fo:font-size="9pt" officeooo:rsid="0014e8e3" officeooo:paragraph-rsid="0014e8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1.03: TD1</text:p>
      <text:p text:style-name="P1"/>
      <text:p text:style-name="P1">Ex1: </text:p>
      <text:p text:style-name="P2">retrouver la taille, des mots sachant qu’il y en à 343 et qu l’on a 7symboles</text:p>
      <text:p text:style-name="P2"/>
      <text:p text:style-name="P2">méthode empirique:Les mots sont de format fixe de taille 3</text:p>
      <text:p text:style-name="P2"/>
      <text:p text:style-name="P2">Bonus: </text:p>
      <text:p text:style-name="P2">On utilise log7( 343 ) = 3</text:p>
      <text:p text:style-name="P2"/>
      <text:p text:style-name="P2"/>
      <text:p text:style-name="P2">Ex2:</text:p>
      <text:p text:style-name="P2">abc</text:p>
      <text:p text:style-name="P2">acb</text:p>
      <text:p text:style-name="P2">bac</text:p>
      <text:p text:style-name="P2">bca</text:p>
      <text:p text:style-name="P2">cab</text:p>
      <text:p text:style-name="P2">cba</text:p>
      <text:p text:style-name="P3"/>
      <text:p text:style-name="P4">Ex3:</text:p>
      <text:p text:style-name="P4">01111000 00111101 00101000 00110010 00101010 01011001 00101111 00110100 00101001 </text:p>
      <text:p text:style-name="P4"><text:s text:c="9"/>x <text:tab/>= <text:tab/> <text:s text:c="7"/>(<text:tab/><text:tab/>2 <text:tab/> <text:s text:c="3"/>* <text:tab/><text:tab/>y<text:tab/> <text:s text:c="3"/>/ <text:tab/> <text:s text:c="8"/>4 <text:tab/>)</text:p>
      <text:p text:style-name="P2"/>
      <text:p text:style-name="P5">Ex4:</text:p>
      <text:p text:style-name="P5">LE BAC</text:p>
      <text:p text:style-name="P5"/>
      <text:p text:style-name="P6">Ex5:</text:p>
      <text:p text:style-name="P5">11000011 10100111 01100001 00100000 11000011 10110111 00100000 00110010</text:p>
      <text:p text:style-name="P5"/>
      <text:p text:style-name="P5"/>
      <text:p text:style-name="P7">01000100 11000011 10101001 01101010 11000011 10100000</text:p>
      <text:p text:style-name="P6"><text:s text:c="8"/>D <text:s text:c="12"/>&lt;<text:tab/> <text:s text:c="3"/>SCI<text:tab/> <text:s text:c="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5T08:19:31.094916597</meta:creation-date>
    <dc:date>2021-09-15T09:37:42.105124395</dc:date>
    <meta:editing-duration>PT17M7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22" meta:word-count="84" meta:character-count="523" meta:non-whitespace-character-count="387"/>
  </office:meta>
</office:document-meta>
</file>